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1802" officeooo:paragraph-rsid="00091802"/>
    </style:style>
    <style:style style:name="P2" style:family="paragraph" style:parent-style-name="Standard">
      <style:text-properties officeooo:rsid="000b0853" officeooo:paragraph-rsid="000b0853"/>
    </style:style>
    <style:style style:name="P3" style:family="paragraph" style:parent-style-name="Standard">
      <style:text-properties officeooo:rsid="000b0853" officeooo:paragraph-rsid="000b0853"/>
    </style:style>
    <style:style style:name="P4" style:family="paragraph" style:parent-style-name="Standard">
      <style:text-properties officeooo:rsid="000d12e1" officeooo:paragraph-rsid="000d12e1"/>
    </style:style>
    <style:style style:name="P5" style:family="paragraph" style:parent-style-name="Standard">
      <style:text-properties officeooo:rsid="000d710d" officeooo:paragraph-rsid="000d710d"/>
    </style:style>
    <style:style style:name="T1" style:family="text">
      <style:text-properties officeooo:rsid="000cfe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:40 – Hice la conexión del arduino ethernet con los junper y el adaptador ftdi.</text:p>
      <text:p text:style-name="P1">10:15 – Encendí la Raspberry pi pero se presentó un problema, el sistema operativo no inicia, al parecer los archivos de booteo están corruptos.</text:p>
      <text:p text:style-name="P1"/>
      <text:p text:style-name="P2">10:55 – Reinstalo el sistma operativo de la raspberry</text:p>
      <text:p text:style-name="P2">11:28 – El problema aun persiste, <text:span text:style-name="T1">despues de cargar, la pantalla queda negra con un cursor parpadeando</text:span></text:p>
      <text:p text:style-name="P4">12:53 – Hasta esta hora, el problema se ha resuelto reinstalando raspbian desde windows usando el programa SD Card Formatter para formatear la tarjeta y win32 disk manager para el grabado de la imagen</text:p>
      <text:p text:style-name="P4">Una vez iniciado raspbian, se configuro el idioma, distribución del teclado y zona horaria según la información en <text:a xlink:type="simple" xlink:href="https://wiki.bandaancha.st/Cómo_españolizar_tu_Raspberry_Pi" text:style-name="Internet_20_link" text:visited-style-name="Visited_20_Internet_20_Link">https://wiki.bandaancha.st/C%C3%B3mo_espa%C3%B1olizar_tu_Raspberry_Pi</text:a></text:p>
      <text:p text:style-name="P4"/>
      <text:p text:style-name="P4"/>
      <text:p text:style-name="P5">14:24 – Se ha activdo el servicio ssh en la raspberry con ayuda del comando presentado en: <text:a xlink:type="simple" xlink:href="http://www.domoticadomestica.com/manual-acceder-la-raspberry-pi-via-ssh/" text:style-name="Internet_20_link" text:visited-style-name="Visited_20_Internet_20_Link">http://www.domoticadomestica.com/manual-acceder-la-raspberry-pi-via-ssh/</text:a> </text:p>
      <text:p text:style-name="P5">Se probo conectando por cable UTP a un router TP-L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0:50:11.374429125</meta:creation-date>
    <dc:date>2018-01-16T14:25:58.079745082</dc:date>
    <meta:editing-duration>PT1H44M24S</meta:editing-duration>
    <meta:editing-cycles>7</meta:editing-cycles>
    <meta:generator>LibreOffice/5.3.7.2.0$Linux_X86_64 LibreOffice_project/30m0$Build-2</meta:generator>
    <meta:document-statistic meta:table-count="0" meta:image-count="0" meta:object-count="0" meta:page-count="1" meta:paragraph-count="8" meta:word-count="140" meta:character-count="982" meta:non-whitespace-character-count="843"/>
  </office:meta>
</office:document-meta>
</file>